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8.795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t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atil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ilent Technologies, Inc.</text:p>
          </table:table-cell>
          <table:table-cell office:value-type="float" office:value="11.492" calcext:value-type="float">
            <text:p>11.492</text:p>
          </table:table-cell>
          <table:table-cell office:value-type="float" office:value="1594511" calcext:value-type="float">
            <text:p>1,594,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merican Campus Communities Inc</text:p>
          </table:table-cell>
          <table:table-cell office:value-type="float" office:value="9.044" calcext:value-type="float">
            <text:p>9.044</text:p>
          </table:table-cell>
          <table:table-cell office:value-type="float" office:value="660646" calcext:value-type="float">
            <text:p>660,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Adient plc</text:p>
          </table:table-cell>
          <table:table-cell office:value-type="float" office:value="17.797" calcext:value-type="float">
            <text:p>17.797</text:p>
          </table:table-cell>
          <table:table-cell office:value-type="float" office:value="845161" calcext:value-type="float">
            <text:p>845,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ltimeter Growth Corp.</text:p>
          </table:table-cell>
          <table:table-cell office:value-type="float" office:value="6.798" calcext:value-type="float">
            <text:p>6.798</text:p>
          </table:table-cell>
          <table:table-cell office:value-type="float" office:value="465536" calcext:value-type="float">
            <text:p>465,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Alcon Inc.</text:p>
          </table:table-cell>
          <table:table-cell office:value-type="float" office:value="14.632" calcext:value-type="float">
            <text:p>14.632</text:p>
          </table:table-cell>
          <table:table-cell office:value-type="float" office:value="842044" calcext:value-type="float">
            <text:p>842,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Ambarella, Inc.</text:p>
          </table:table-cell>
          <table:table-cell office:value-type="float" office:value="74.677" calcext:value-type="float">
            <text:p>74.677</text:p>
          </table:table-cell>
          <table:table-cell office:value-type="float" office:value="480011" calcext:value-type="float">
            <text:p>480,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X</text:p>
          </table:table-cell>
          <table:table-cell office:value-type="string" calcext:value-type="string">
            <text:p>America Movil, S.A.B. de C.V.</text:p>
          </table:table-cell>
          <table:table-cell office:value-type="float" office:value="9.78" calcext:value-type="float">
            <text:p>9.78</text:p>
          </table:table-cell>
          <table:table-cell office:value-type="float" office:value="2231932" calcext:value-type="float">
            <text:p>2,231,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Lovin Corporation</text:p>
          </table:table-cell>
          <table:table-cell office:value-type="float" office:value="23.874" calcext:value-type="float">
            <text:p>23.874</text:p>
          </table:table-cell>
          <table:table-cell office:value-type="float" office:value="1054660" calcext:value-type="float">
            <text:p>1,054,6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QQ</text:p>
          </table:table-cell>
          <table:table-cell office:value-type="string" calcext:value-type="string">
            <text:p>Arqit Quantum Inc.</text:p>
          </table:table-cell>
          <table:table-cell office:value-type="float" office:value="77.236" calcext:value-type="float">
            <text:p>77.236</text:p>
          </table:table-cell>
          <table:table-cell office:value-type="float" office:value="784391" calcext:value-type="float">
            <text:p>784,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Aterian, Inc.</text:p>
          </table:table-cell>
          <table:table-cell office:value-type="float" office:value="216.669" calcext:value-type="float">
            <text:p>216.669</text:p>
          </table:table-cell>
          <table:table-cell office:value-type="float" office:value="16945391" calcext:value-type="float">
            <text:p>16,945,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LR</text:p>
          </table:table-cell>
          <table:table-cell office:value-type="string" calcext:value-type="string">
            <text:p>Avalara, Inc.</text:p>
          </table:table-cell>
          <table:table-cell office:value-type="float" office:value="17.956" calcext:value-type="float">
            <text:p>17.956</text:p>
          </table:table-cell>
          <table:table-cell office:value-type="float" office:value="563699" calcext:value-type="float">
            <text:p>563,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ZPN</text:p>
          </table:table-cell>
          <table:table-cell office:value-type="string" calcext:value-type="string">
            <text:p>Aspen Technology, Inc.</text:p>
          </table:table-cell>
          <table:table-cell office:value-type="float" office:value="5.667" calcext:value-type="float">
            <text:p>5.667</text:p>
          </table:table-cell>
          <table:table-cell office:value-type="float" office:value="337450" calcext:value-type="float">
            <text:p>337,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CE</text:p>
          </table:table-cell>
          <table:table-cell office:value-type="string" calcext:value-type="string">
            <text:p>BCE, Inc.</text:p>
          </table:table-cell>
          <table:table-cell office:value-type="float" office:value="5.393" calcext:value-type="float">
            <text:p>5.393</text:p>
          </table:table-cell>
          <table:table-cell office:value-type="float" office:value="1055893" calcext:value-type="float">
            <text:p>1,055,8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B&amp;G Foods, Inc.</text:p>
          </table:table-cell>
          <table:table-cell office:value-type="float" office:value="7.207" calcext:value-type="float">
            <text:p>7.207</text:p>
          </table:table-cell>
          <table:table-cell office:value-type="float" office:value="757196" calcext:value-type="float">
            <text:p>757,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KR</text:p>
          </table:table-cell>
          <table:table-cell office:value-type="string" calcext:value-type="string">
            <text:p>Baker Hughes Company</text:p>
          </table:table-cell>
          <table:table-cell office:value-type="float" office:value="20.001" calcext:value-type="float">
            <text:p>20.001</text:p>
          </table:table-cell>
          <table:table-cell office:value-type="float" office:value="6942843" calcext:value-type="float">
            <text:p>6,942,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MY</text:p>
          </table:table-cell>
          <table:table-cell office:value-type="string" calcext:value-type="string">
            <text:p>Bristol-Myers Squibb Company</text:p>
          </table:table-cell>
          <table:table-cell office:value-type="float" office:value="12.752" calcext:value-type="float">
            <text:p>12.752</text:p>
          </table:table-cell>
          <table:table-cell office:value-type="float" office:value="7638023" calcext:value-type="float">
            <text:p>7,638,0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KR</text:p>
          </table:table-cell>
          <table:table-cell office:value-type="string" calcext:value-type="string">
            <text:p>Bruker Corporation</text:p>
          </table:table-cell>
          <table:table-cell office:value-type="float" office:value="12.57" calcext:value-type="float">
            <text:p>12.57</text:p>
          </table:table-cell>
          <table:table-cell office:value-type="float" office:value="570761" calcext:value-type="float">
            <text:p>570,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WXT</text:p>
          </table:table-cell>
          <table:table-cell office:value-type="string" calcext:value-type="string">
            <text:p>BWX Technologies, Inc.</text:p>
          </table:table-cell>
          <table:table-cell office:value-type="float" office:value="7.563" calcext:value-type="float">
            <text:p>7.563</text:p>
          </table:table-cell>
          <table:table-cell office:value-type="float" office:value="394788" calcext:value-type="float">
            <text:p>394,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Cal-Maine Foods, Inc.</text:p>
          </table:table-cell>
          <table:table-cell office:value-type="float" office:value="6.615" calcext:value-type="float">
            <text:p>6.615</text:p>
          </table:table-cell>
          <table:table-cell office:value-type="float" office:value="290301" calcext:value-type="float">
            <text:p>290,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CEP</text:p>
          </table:table-cell>
          <table:table-cell office:value-type="string" calcext:value-type="string">
            <text:p>Coca-Cola European Partners plc</text:p>
          </table:table-cell>
          <table:table-cell office:value-type="float" office:value="7.121" calcext:value-type="float">
            <text:p>7.121</text:p>
          </table:table-cell>
          <table:table-cell office:value-type="float" office:value="869704" calcext:value-type="float">
            <text:p>869,7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Celsius Holdings, Inc.</text:p>
          </table:table-cell>
          <table:table-cell office:value-type="float" office:value="44.11" calcext:value-type="float">
            <text:p>44.11</text:p>
          </table:table-cell>
          <table:table-cell office:value-type="float" office:value="874099" calcext:value-type="float">
            <text:p>874,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KP</text:p>
          </table:table-cell>
          <table:table-cell office:value-type="string" calcext:value-type="string">
            <text:p>Check Point Software Technologies Ltd.</text:p>
          </table:table-cell>
          <table:table-cell office:value-type="float" office:value="8.83" calcext:value-type="float">
            <text:p>8.83</text:p>
          </table:table-cell>
          <table:table-cell office:value-type="float" office:value="932050" calcext:value-type="float">
            <text:p>932,0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Celldex Therapeutics, Inc.</text:p>
          </table:table-cell>
          <table:table-cell office:value-type="float" office:value="26.05" calcext:value-type="float">
            <text:p>26.05</text:p>
          </table:table-cell>
          <table:table-cell office:value-type="float" office:value="885998" calcext:value-type="float">
            <text:p>885,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Centene Corporation</text:p>
          </table:table-cell>
          <table:table-cell office:value-type="float" office:value="8.297" calcext:value-type="float">
            <text:p>8.297</text:p>
          </table:table-cell>
          <table:table-cell office:value-type="float" office:value="2962012" calcext:value-type="float">
            <text:p>2,962,0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LM</text:p>
          </table:table-cell>
          <table:table-cell office:value-type="string" calcext:value-type="string">
            <text:p>Columbia Sportswear Company</text:p>
          </table:table-cell>
          <table:table-cell office:value-type="float" office:value="5.358" calcext:value-type="float">
            <text:p>5.358</text:p>
          </table:table-cell>
          <table:table-cell office:value-type="float" office:value="302789" calcext:value-type="float">
            <text:p>302,7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Camden Property Trust</text:p>
          </table:table-cell>
          <table:table-cell office:value-type="float" office:value="8.495" calcext:value-type="float">
            <text:p>8.495</text:p>
          </table:table-cell>
          <table:table-cell office:value-type="float" office:value="584336" calcext:value-type="float">
            <text:p>584,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isco Systems, Inc.</text:p>
          </table:table-cell>
          <table:table-cell office:value-type="float" office:value="7.649" calcext:value-type="float">
            <text:p>7.649</text:p>
          </table:table-cell>
          <table:table-cell office:value-type="float" office:value="14075457" calcext:value-type="float">
            <text:p>14,075,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VET</text:p>
          </table:table-cell>
          <table:table-cell office:value-type="string" calcext:value-type="string">
            <text:p>Covetrus, Inc.</text:p>
          </table:table-cell>
          <table:table-cell office:value-type="float" office:value="12.422" calcext:value-type="float">
            <text:p>12.422</text:p>
          </table:table-cell>
          <table:table-cell office:value-type="float" office:value="575001" calcext:value-type="float">
            <text:p>575,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a Holding Corporation</text:p>
          </table:table-cell>
          <table:table-cell office:value-type="float" office:value="12.726" calcext:value-type="float">
            <text:p>12.726</text:p>
          </table:table-cell>
          <table:table-cell office:value-type="float" office:value="814775" calcext:value-type="float">
            <text:p>814,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uglas Emmett, Inc.</text:p>
          </table:table-cell>
          <table:table-cell office:value-type="float" office:value="7.776" calcext:value-type="float">
            <text:p>7.776</text:p>
          </table:table-cell>
          <table:table-cell office:value-type="float" office:value="693706" calcext:value-type="float">
            <text:p>693,7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LO</text:p>
          </table:table-cell>
          <table:table-cell office:value-type="string" calcext:value-type="string">
            <text:p>DLocal Limited </text:p>
          </table:table-cell>
          <table:table-cell office:value-type="float" office:value="33.851" calcext:value-type="float">
            <text:p>33.851</text:p>
          </table:table-cell>
          <table:table-cell office:value-type="float" office:value="1206814" calcext:value-type="float">
            <text:p>1,206,8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Amdocs Limited</text:p>
          </table:table-cell>
          <table:table-cell office:value-type="float" office:value="2.889" calcext:value-type="float">
            <text:p>2.889</text:p>
          </table:table-cell>
          <table:table-cell office:value-type="float" office:value="454565" calcext:value-type="float">
            <text:p>454,5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nex Capital, Inc.</text:p>
          </table:table-cell>
          <table:table-cell office:value-type="float" office:value="2.363" calcext:value-type="float">
            <text:p>2.363</text:p>
          </table:table-cell>
          <table:table-cell office:value-type="float" office:value="530149" calcext:value-type="float">
            <text:p>530,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FX</text:p>
          </table:table-cell>
          <table:table-cell office:value-type="string" calcext:value-type="string">
            <text:p>Equifax, Inc.</text:p>
          </table:table-cell>
          <table:table-cell office:value-type="float" office:value="11.095" calcext:value-type="float">
            <text:p>11.095</text:p>
          </table:table-cell>
          <table:table-cell office:value-type="float" office:value="532798" calcext:value-type="float">
            <text:p>532,7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Enovix Corporation</text:p>
          </table:table-cell>
          <table:table-cell office:value-type="float" office:value="28.613" calcext:value-type="float">
            <text:p>28.613</text:p>
          </table:table-cell>
          <table:table-cell office:value-type="float" office:value="832886" calcext:value-type="float">
            <text:p>832,8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Element Solutions Inc.</text:p>
          </table:table-cell>
          <table:table-cell office:value-type="float" office:value="11.632" calcext:value-type="float">
            <text:p>11.632</text:p>
          </table:table-cell>
          <table:table-cell office:value-type="float" office:value="1218492" calcext:value-type="float">
            <text:p>1,218,4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XAS</text:p>
          </table:table-cell>
          <table:table-cell office:value-type="string" calcext:value-type="string">
            <text:p>Exact Sciences Corporation</text:p>
          </table:table-cell>
          <table:table-cell office:value-type="float" office:value="20.705" calcext:value-type="float">
            <text:p>20.705</text:p>
          </table:table-cell>
          <table:table-cell office:value-type="float" office:value="1274310" calcext:value-type="float">
            <text:p>1,274,3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First Commonwealth Financial Corporation</text:p>
          </table:table-cell>
          <table:table-cell office:value-type="float" office:value="8.864" calcext:value-type="float">
            <text:p>8.864</text:p>
          </table:table-cell>
          <table:table-cell office:value-type="float" office:value="379044" calcext:value-type="float">
            <text:p>379,0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oot Locker, Inc.</text:p>
          </table:table-cell>
          <table:table-cell office:value-type="float" office:value="19.831" calcext:value-type="float">
            <text:p>19.831</text:p>
          </table:table-cell>
          <table:table-cell office:value-type="float" office:value="1843279" calcext:value-type="float">
            <text:p>1,843,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Factor, Inc.</text:p>
          </table:table-cell>
          <table:table-cell office:value-type="float" office:value="20.47" calcext:value-type="float">
            <text:p>20.47</text:p>
          </table:table-cell>
          <table:table-cell office:value-type="float" office:value="346814" calcext:value-type="float">
            <text:p>346,8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TV</text:p>
          </table:table-cell>
          <table:table-cell office:value-type="string" calcext:value-type="string">
            <text:p>Fortive Corporation</text:p>
          </table:table-cell>
          <table:table-cell office:value-type="float" office:value="3.924" calcext:value-type="float">
            <text:p>3.924</text:p>
          </table:table-cell>
          <table:table-cell office:value-type="float" office:value="2370494" calcext:value-type="float">
            <text:p>2,370,4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GCM Grosvenor Inc.</text:p>
          </table:table-cell>
          <table:table-cell office:value-type="float" office:value="8.173" calcext:value-type="float">
            <text:p>8.173</text:p>
          </table:table-cell>
          <table:table-cell office:value-type="float" office:value="385561" calcext:value-type="float">
            <text:p>385,5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BE</text:p>
          </table:table-cell>
          <table:table-cell office:value-type="string" calcext:value-type="string">
            <text:p>Global-E Online Ltd.</text:p>
          </table:table-cell>
          <table:table-cell office:value-type="float" office:value="26.3" calcext:value-type="float">
            <text:p>26.3</text:p>
          </table:table-cell>
          <table:table-cell office:value-type="float" office:value="1075006" calcext:value-type="float">
            <text:p>1,075,0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OOGL</text:p>
          </table:table-cell>
          <table:table-cell office:value-type="string" calcext:value-type="string">
            <text:p>Alphabet Inc. - Class A</text:p>
          </table:table-cell>
          <table:table-cell office:value-type="float" office:value="8.443" calcext:value-type="float">
            <text:p>8.443</text:p>
          </table:table-cell>
          <table:table-cell office:value-type="float" office:value="1190312" calcext:value-type="float">
            <text:p>1,190,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SBD</text:p>
          </table:table-cell>
          <table:table-cell office:value-type="string" calcext:value-type="string">
            <text:p>Goldman Sachs BDC, Inc.</text:p>
          </table:table-cell>
          <table:table-cell office:value-type="float" office:value="3.001" calcext:value-type="float">
            <text:p>3.001</text:p>
          </table:table-cell>
          <table:table-cell office:value-type="float" office:value="459937" calcext:value-type="float">
            <text:p>459,9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Hannon Armstrong Sustainable Infrastructure Capital, Inc.</text:p>
          </table:table-cell>
          <table:table-cell office:value-type="float" office:value="12.109" calcext:value-type="float">
            <text:p>12.109</text:p>
          </table:table-cell>
          <table:table-cell office:value-type="float" office:value="352717" calcext:value-type="float">
            <text:p>352,7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MX</text:p>
          </table:table-cell>
          <table:table-cell office:value-type="string" calcext:value-type="string">
            <text:p>Himax Technologies, Inc.</text:p>
          </table:table-cell>
          <table:table-cell office:value-type="float" office:value="15.227" calcext:value-type="float">
            <text:p>15.227</text:p>
          </table:table-cell>
          <table:table-cell office:value-type="float" office:value="3705143" calcext:value-type="float">
            <text:p>3,705,1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PQ</text:p>
          </table:table-cell>
          <table:table-cell office:value-type="string" calcext:value-type="string">
            <text:p>Hewlett-Packard Company</text:p>
          </table:table-cell>
          <table:table-cell office:value-type="float" office:value="9.325" calcext:value-type="float">
            <text:p>9.325</text:p>
          </table:table-cell>
          <table:table-cell office:value-type="float" office:value="8526705" calcext:value-type="float">
            <text:p>8,526,7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ut 8 Mining Corp.</text:p>
          </table:table-cell>
          <table:table-cell office:value-type="float" office:value="79.004" calcext:value-type="float">
            <text:p>79.004</text:p>
          </table:table-cell>
          <table:table-cell office:value-type="float" office:value="6140690" calcext:value-type="float">
            <text:p>6,140,6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IDEAYA Biosciences, Inc.</text:p>
          </table:table-cell>
          <table:table-cell office:value-type="float" office:value="24.477" calcext:value-type="float">
            <text:p>24.477</text:p>
          </table:table-cell>
          <table:table-cell office:value-type="float" office:value="315988" calcext:value-type="float">
            <text:p>315,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MB</text:p>
          </table:table-cell>
          <table:table-cell office:value-type="string" calcext:value-type="string">
            <text:p>INmune Bio Inc.</text:p>
          </table:table-cell>
          <table:table-cell office:value-type="float" office:value="66.091" calcext:value-type="float">
            <text:p>66.091</text:p>
          </table:table-cell>
          <table:table-cell office:value-type="float" office:value="643667" calcext:value-type="float">
            <text:p>643,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POF.U</text:p>
          </table:table-cell>
          <table:table-cell office:value-type="string" calcext:value-type="string">
            <text:p>Social Capital Hedosophia Holdings Corp. VI Units, each consisting of one Class A ordinary share and one-fourth of one redeemable warrant</text:p>
          </table:table-cell>
          <table:table-cell office:value-type="float" office:value="53.935" calcext:value-type="float">
            <text:p>53.935</text:p>
          </table:table-cell>
          <table:table-cell office:value-type="float" office:value="1128786" calcext:value-type="float">
            <text:p>1,128,7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cobs Engineering Group Inc.</text:p>
          </table:table-cell>
          <table:table-cell office:value-type="float" office:value="3.935" calcext:value-type="float">
            <text:p>3.935</text:p>
          </table:table-cell>
          <table:table-cell office:value-type="float" office:value="476935" calcext:value-type="float">
            <text:p>476,9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MIA</text:p>
          </table:table-cell>
          <table:table-cell office:value-type="string" calcext:value-type="string">
            <text:p>Jumia Technologies AG</text:p>
          </table:table-cell>
          <table:table-cell office:value-type="float" office:value="23.846" calcext:value-type="float">
            <text:p>23.846</text:p>
          </table:table-cell>
          <table:table-cell office:value-type="float" office:value="4011740" calcext:value-type="float">
            <text:p>4,011,7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irkland Lake Gold Ltd.</text:p>
          </table:table-cell>
          <table:table-cell office:value-type="float" office:value="15.28" calcext:value-type="float">
            <text:p>15.28</text:p>
          </table:table-cell>
          <table:table-cell office:value-type="float" office:value="1479694" calcext:value-type="float">
            <text:p>1,479,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Kite Realty Group Trust</text:p>
          </table:table-cell>
          <table:table-cell office:value-type="float" office:value="14.228" calcext:value-type="float">
            <text:p>14.228</text:p>
          </table:table-cell>
          <table:table-cell office:value-type="float" office:value="806939" calcext:value-type="float">
            <text:p>806,9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BRDK</text:p>
          </table:table-cell>
          <table:table-cell office:value-type="string" calcext:value-type="string">
            <text:p>Liberty Broadband Corporation - Class C</text:p>
          </table:table-cell>
          <table:table-cell office:value-type="float" office:value="7.422" calcext:value-type="float">
            <text:p>7.422</text:p>
          </table:table-cell>
          <table:table-cell office:value-type="float" office:value="679975" calcext:value-type="float">
            <text:p>679,9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HX</text:p>
          </table:table-cell>
          <table:table-cell office:value-type="string" calcext:value-type="string">
            <text:p>L3Harris Technologies, Inc.</text:p>
          </table:table-cell>
          <table:table-cell office:value-type="float" office:value="3.08" calcext:value-type="float">
            <text:p>3.08</text:p>
          </table:table-cell>
          <table:table-cell office:value-type="float" office:value="907833" calcext:value-type="float">
            <text:p>907,8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Dorian LPG Ltd.</text:p>
          </table:table-cell>
          <table:table-cell office:value-type="float" office:value="19.671" calcext:value-type="float">
            <text:p>19.671</text:p>
          </table:table-cell>
          <table:table-cell office:value-type="float" office:value="326184" calcext:value-type="float">
            <text:p>326,1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Southwest Airlines Company</text:p>
          </table:table-cell>
          <table:table-cell office:value-type="float" office:value="8.851" calcext:value-type="float">
            <text:p>8.851</text:p>
          </table:table-cell>
          <table:table-cell office:value-type="float" office:value="7154931" calcext:value-type="float">
            <text:p>7,154,9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athon Patent Group, Inc.</text:p>
          </table:table-cell>
          <table:table-cell office:value-type="float" office:value="37.91" calcext:value-type="float">
            <text:p>37.91</text:p>
          </table:table-cell>
          <table:table-cell office:value-type="float" office:value="8753795" calcext:value-type="float">
            <text:p>8,753,7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DLZ</text:p>
          </table:table-cell>
          <table:table-cell office:value-type="string" calcext:value-type="string">
            <text:p>Mondelez International, Inc.</text:p>
          </table:table-cell>
          <table:table-cell office:value-type="float" office:value="7.311" calcext:value-type="float">
            <text:p>7.311</text:p>
          </table:table-cell>
          <table:table-cell office:value-type="float" office:value="5579224" calcext:value-type="float">
            <text:p>5,579,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KSI</text:p>
          </table:table-cell>
          <table:table-cell office:value-type="string" calcext:value-type="string">
            <text:p>MKS Instruments, Inc.</text:p>
          </table:table-cell>
          <table:table-cell office:value-type="float" office:value="9.012" calcext:value-type="float">
            <text:p>9.012</text:p>
          </table:table-cell>
          <table:table-cell office:value-type="float" office:value="432333" calcext:value-type="float">
            <text:p>432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Marathon Petroleum Corporation</text:p>
          </table:table-cell>
          <table:table-cell office:value-type="float" office:value="9.508" calcext:value-type="float">
            <text:p>9.508</text:p>
          </table:table-cell>
          <table:table-cell office:value-type="float" office:value="5429948" calcext:value-type="float">
            <text:p>5,429,9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MicroStrategy Incorporated</text:p>
          </table:table-cell>
          <table:table-cell office:value-type="float" office:value="20.32" calcext:value-type="float">
            <text:p>20.32</text:p>
          </table:table-cell>
          <table:table-cell office:value-type="float" office:value="793388" calcext:value-type="float">
            <text:p>793,3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YOV</text:p>
          </table:table-cell>
          <table:table-cell office:value-type="string" calcext:value-type="string">
            <text:p>Myovant Sciences Ltd.</text:p>
          </table:table-cell>
          <table:table-cell office:value-type="float" office:value="32.621" calcext:value-type="float">
            <text:p>32.621</text:p>
          </table:table-cell>
          <table:table-cell office:value-type="float" office:value="658486" calcext:value-type="float">
            <text:p>658,4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EWR</text:p>
          </table:table-cell>
          <table:table-cell office:value-type="string" calcext:value-type="string">
            <text:p>New Relic, Inc.</text:p>
          </table:table-cell>
          <table:table-cell office:value-type="float" office:value="10.458" calcext:value-type="float">
            <text:p>10.458</text:p>
          </table:table-cell>
          <table:table-cell office:value-type="float" office:value="403096" calcext:value-type="float">
            <text:p>403,0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MM</text:p>
          </table:table-cell>
          <table:table-cell office:value-type="string" calcext:value-type="string">
            <text:p>Navios Maritime Partners LP</text:p>
          </table:table-cell>
          <table:table-cell office:value-type="float" office:value="37.72" calcext:value-type="float">
            <text:p>37.72</text:p>
          </table:table-cell>
          <table:table-cell office:value-type="float" office:value="448017" calcext:value-type="float">
            <text:p>448,0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NetScout Systems, Inc.</text:p>
          </table:table-cell>
          <table:table-cell office:value-type="float" office:value="6.723" calcext:value-type="float">
            <text:p>6.723</text:p>
          </table:table-cell>
          <table:table-cell office:value-type="float" office:value="323799" calcext:value-type="float">
            <text:p>323,7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VT</text:p>
          </table:table-cell>
          <table:table-cell office:value-type="string" calcext:value-type="string">
            <text:p>nVent Electric plc</text:p>
          </table:table-cell>
          <table:table-cell office:value-type="float" office:value="7.539" calcext:value-type="float">
            <text:p>7.539</text:p>
          </table:table-cell>
          <table:table-cell office:value-type="float" office:value="766275" calcext:value-type="float">
            <text:p>766,2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wens-Illinois, Inc.</text:p>
          </table:table-cell>
          <table:table-cell office:value-type="float" office:value="10.835" calcext:value-type="float">
            <text:p>10.835</text:p>
          </table:table-cell>
          <table:table-cell office:value-type="float" office:value="702943" calcext:value-type="float">
            <text:p>702,9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Option Care Health, Inc.</text:p>
          </table:table-cell>
          <table:table-cell office:value-type="float" office:value="30.205" calcext:value-type="float">
            <text:p>30.205</text:p>
          </table:table-cell>
          <table:table-cell office:value-type="float" office:value="2183264" calcext:value-type="float">
            <text:p>2,183,2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UTFRONT Media Inc.</text:p>
          </table:table-cell>
          <table:table-cell office:value-type="float" office:value="11.624" calcext:value-type="float">
            <text:p>11.624</text:p>
          </table:table-cell>
          <table:table-cell office:value-type="float" office:value="1182821" calcext:value-type="float">
            <text:p>1,182,8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YX</text:p>
          </table:table-cell>
          <table:table-cell office:value-type="string" calcext:value-type="string">
            <text:p>Paychex, Inc.</text:p>
          </table:table-cell>
          <table:table-cell office:value-type="float" office:value="7.107" calcext:value-type="float">
            <text:p>7.107</text:p>
          </table:table-cell>
          <table:table-cell office:value-type="float" office:value="1278266" calcext:value-type="float">
            <text:p>1,278,2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Phillips Edison &amp; Company, Inc</text:p>
          </table:table-cell>
          <table:table-cell office:value-type="float" office:value="5.233" calcext:value-type="float">
            <text:p>5.233</text:p>
          </table:table-cell>
          <table:table-cell office:value-type="float" office:value="310339" calcext:value-type="float">
            <text:p>310,3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INC</text:p>
          </table:table-cell>
          <table:table-cell office:value-type="string" calcext:value-type="string">
            <text:p>Premier, Inc.</text:p>
          </table:table-cell>
          <table:table-cell office:value-type="float" office:value="9.241" calcext:value-type="float">
            <text:p>9.241</text:p>
          </table:table-cell>
          <table:table-cell office:value-type="float" office:value="537246" calcext:value-type="float">
            <text:p>537,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PMV Pharmaceuticals, Inc.</text:p>
          </table:table-cell>
          <table:table-cell office:value-type="float" office:value="20.156" calcext:value-type="float">
            <text:p>20.156</text:p>
          </table:table-cell>
          <table:table-cell office:value-type="float" office:value="342351" calcext:value-type="float">
            <text:p>342,3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Primoris Services Corporation</text:p>
          </table:table-cell>
          <table:table-cell office:value-type="float" office:value="11.83" calcext:value-type="float">
            <text:p>11.83</text:p>
          </table:table-cell>
          <table:table-cell office:value-type="float" office:value="362992" calcext:value-type="float">
            <text:p>362,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VAC</text:p>
          </table:table-cell>
          <table:table-cell office:value-type="string" calcext:value-type="string">
            <text:p>Penn Virginia Corporation</text:p>
          </table:table-cell>
          <table:table-cell office:value-type="float" office:value="37.983" calcext:value-type="float">
            <text:p>37.983</text:p>
          </table:table-cell>
          <table:table-cell office:value-type="float" office:value="326925" calcext:value-type="float">
            <text:p>326,9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URE</text:p>
          </table:table-cell>
          <table:table-cell office:value-type="string" calcext:value-type="string">
            <text:p>uniQure N.V.</text:p>
          </table:table-cell>
          <table:table-cell office:value-type="float" office:value="41.946" calcext:value-type="float">
            <text:p>41.946</text:p>
          </table:table-cell>
          <table:table-cell office:value-type="float" office:value="435475" calcext:value-type="float">
            <text:p>435,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DS.A</text:p>
          </table:table-cell>
          <table:table-cell office:value-type="string" calcext:value-type="string">
            <text:p>Royal Dutch Shell PLC Class A</text:p>
          </table:table-cell>
          <table:table-cell office:value-type="float" office:value="5.685" calcext:value-type="float">
            <text:p>5.685</text:p>
          </table:table-cell>
          <table:table-cell office:value-type="float" office:value="4480550" calcext:value-type="float">
            <text:p>4,480,5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GC</text:p>
          </table:table-cell>
          <table:table-cell office:value-type="string" calcext:value-type="string">
            <text:p>Regencell Bioscience Holdings Limited</text:p>
          </table:table-cell>
          <table:table-cell office:value-type="float" office:value="157.869" calcext:value-type="float">
            <text:p>157.869</text:p>
          </table:table-cell>
          <table:table-cell office:value-type="float" office:value="1113111" calcext:value-type="float">
            <text:p>1,113,1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Ringcentral, Inc.</text:p>
          </table:table-cell>
          <table:table-cell office:value-type="float" office:value="21.68" calcext:value-type="float">
            <text:p>21.68</text:p>
          </table:table-cell>
          <table:table-cell office:value-type="float" office:value="1041233" calcext:value-type="float">
            <text:p>1,041,2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SG</text:p>
          </table:table-cell>
          <table:table-cell office:value-type="string" calcext:value-type="string">
            <text:p>Republic Services, Inc.</text:p>
          </table:table-cell>
          <table:table-cell office:value-type="float" office:value="5.328" calcext:value-type="float">
            <text:p>5.328</text:p>
          </table:table-cell>
          <table:table-cell office:value-type="float" office:value="963637" calcext:value-type="float">
            <text:p>963,6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ntinelOne, Inc</text:p>
          </table:table-cell>
          <table:table-cell office:value-type="float" office:value="46.31" calcext:value-type="float">
            <text:p>46.31</text:p>
          </table:table-cell>
          <table:table-cell office:value-type="float" office:value="1884004" calcext:value-type="float">
            <text:p>1,884,0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BUX</text:p>
          </table:table-cell>
          <table:table-cell office:value-type="string" calcext:value-type="string">
            <text:p>Starbucks Corporation</text:p>
          </table:table-cell>
          <table:table-cell office:value-type="float" office:value="5.591" calcext:value-type="float">
            <text:p>5.591</text:p>
          </table:table-cell>
          <table:table-cell office:value-type="float" office:value="5082769" calcext:value-type="float">
            <text:p>5,082,7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Sprouts Farmers Market, Inc.</text:p>
          </table:table-cell>
          <table:table-cell office:value-type="float" office:value="11.976" calcext:value-type="float">
            <text:p>11.976</text:p>
          </table:table-cell>
          <table:table-cell office:value-type="float" office:value="1875022" calcext:value-type="float">
            <text:p>1,875,0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ilk Road Medical, Inc.</text:p>
          </table:table-cell>
          <table:table-cell office:value-type="float" office:value="38.513" calcext:value-type="float">
            <text:p>38.513</text:p>
          </table:table-cell>
          <table:table-cell office:value-type="float" office:value="317225" calcext:value-type="float">
            <text:p>317,2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SLM Corporation</text:p>
          </table:table-cell>
          <table:table-cell office:value-type="float" office:value="8.099" calcext:value-type="float">
            <text:p>8.099</text:p>
          </table:table-cell>
          <table:table-cell office:value-type="float" office:value="2408311" calcext:value-type="float">
            <text:p>2,408,3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SoFi (Social Finance, Inc.)</text:p>
          </table:table-cell>
          <table:table-cell office:value-type="float" office:value="16.907" calcext:value-type="float">
            <text:p>16.907</text:p>
          </table:table-cell>
          <table:table-cell office:value-type="float" office:value="17825168" calcext:value-type="float">
            <text:p>17,825,1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pire Inc.</text:p>
          </table:table-cell>
          <table:table-cell office:value-type="float" office:value="13.92" calcext:value-type="float">
            <text:p>13.92</text:p>
          </table:table-cell>
          <table:table-cell office:value-type="float" office:value="265705" calcext:value-type="float">
            <text:p>265,7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pStone Group Inc.</text:p>
          </table:table-cell>
          <table:table-cell office:value-type="float" office:value="9.664" calcext:value-type="float">
            <text:p>9.664</text:p>
          </table:table-cell>
          <table:table-cell office:value-type="float" office:value="256511" calcext:value-type="float">
            <text:p>256,5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Supernus Pharmaceuticals, Inc.</text:p>
          </table:table-cell>
          <table:table-cell office:value-type="float" office:value="20.523" calcext:value-type="float">
            <text:p>20.523</text:p>
          </table:table-cell>
          <table:table-cell office:value-type="float" office:value="407288" calcext:value-type="float">
            <text:p>407,2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askUs, Inc.</text:p>
          </table:table-cell>
          <table:table-cell office:value-type="float" office:value="64.789" calcext:value-type="float">
            <text:p>64.789</text:p>
          </table:table-cell>
          <table:table-cell office:value-type="float" office:value="542220" calcext:value-type="float">
            <text:p>542,2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rex Corporation</text:p>
          </table:table-cell>
          <table:table-cell office:value-type="float" office:value="18.564" calcext:value-type="float">
            <text:p>18.564</text:p>
          </table:table-cell>
          <table:table-cell office:value-type="float" office:value="584881" calcext:value-type="float">
            <text:p>584,8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Tilly's, Inc.</text:p>
          </table:table-cell>
          <table:table-cell office:value-type="float" office:value="18.001" calcext:value-type="float">
            <text:p>18.001</text:p>
          </table:table-cell>
          <table:table-cell office:value-type="float" office:value="289609" calcext:value-type="float">
            <text:p>289,6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GP</text:p>
          </table:table-cell>
          <table:table-cell office:value-type="string" calcext:value-type="string">
            <text:p>Targa Resources, Inc.</text:p>
          </table:table-cell>
          <table:table-cell office:value-type="float" office:value="9.359" calcext:value-type="float">
            <text:p>9.359</text:p>
          </table:table-cell>
          <table:table-cell office:value-type="float" office:value="1288435" calcext:value-type="float">
            <text:p>1,288,4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td.</text:p>
          </table:table-cell>
          <table:table-cell office:value-type="float" office:value="17.991" calcext:value-type="float">
            <text:p>17.991</text:p>
          </table:table-cell>
          <table:table-cell office:value-type="float" office:value="7960125" calcext:value-type="float">
            <text:p>7,960,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U, Inc.</text:p>
          </table:table-cell>
          <table:table-cell office:value-type="float" office:value="11.126" calcext:value-type="float">
            <text:p>11.126</text:p>
          </table:table-cell>
          <table:table-cell office:value-type="float" office:value="872710" calcext:value-type="float">
            <text:p>872,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GI</text:p>
          </table:table-cell>
          <table:table-cell office:value-type="string" calcext:value-type="string">
            <text:p>UGI Corporation</text:p>
          </table:table-cell>
          <table:table-cell office:value-type="float" office:value="7.199" calcext:value-type="float">
            <text:p>7.199</text:p>
          </table:table-cell>
          <table:table-cell office:value-type="float" office:value="759448" calcext:value-type="float">
            <text:p>759,4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FD</text:p>
          </table:table-cell>
          <table:table-cell office:value-type="string" calcext:value-type="string">
            <text:p>US Foods Holding Corp.</text:p>
          </table:table-cell>
          <table:table-cell office:value-type="float" office:value="8.354" calcext:value-type="float">
            <text:p>8.354</text:p>
          </table:table-cell>
          <table:table-cell office:value-type="float" office:value="2309660" calcext:value-type="float">
            <text:p>2,309,6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ICI</text:p>
          </table:table-cell>
          <table:table-cell office:value-type="string" calcext:value-type="string">
            <text:p>VICI Properties Inc.</text:p>
          </table:table-cell>
          <table:table-cell office:value-type="float" office:value="11.656" calcext:value-type="float">
            <text:p>11.656</text:p>
          </table:table-cell>
          <table:table-cell office:value-type="float" office:value="5708006" calcext:value-type="float">
            <text:p>5,708,0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OYA</text:p>
          </table:table-cell>
          <table:table-cell office:value-type="string" calcext:value-type="string">
            <text:p>ING U.S. Inc.</text:p>
          </table:table-cell>
          <table:table-cell office:value-type="float" office:value="5.37" calcext:value-type="float">
            <text:p>5.37</text:p>
          </table:table-cell>
          <table:table-cell office:value-type="float" office:value="1196479" calcext:value-type="float">
            <text:p>1,196,4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Vintage Wine Estates, Inc.</text:p>
          </table:table-cell>
          <table:table-cell office:value-type="float" office:value="25.603" calcext:value-type="float">
            <text:p>25.603</text:p>
          </table:table-cell>
          <table:table-cell office:value-type="float" office:value="275288" calcext:value-type="float">
            <text:p>275,2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n Gas Partners, LP Limited Partner Interests</text:p>
          </table:table-cell>
          <table:table-cell office:value-type="float" office:value="12.112" calcext:value-type="float">
            <text:p>12.112</text:p>
          </table:table-cell>
          <table:table-cell office:value-type="float" office:value="836261" calcext:value-type="float">
            <text:p>836,2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OOF</text:p>
          </table:table-cell>
          <table:table-cell office:value-type="string" calcext:value-type="string">
            <text:p>Petco Health and Wellness Company, Inc.</text:p>
          </table:table-cell>
          <table:table-cell office:value-type="float" office:value="16.029" calcext:value-type="float">
            <text:p>16.029</text:p>
          </table:table-cell>
          <table:table-cell office:value-type="float" office:value="1896455" calcext:value-type="float">
            <text:p>1,896,4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EC</text:p>
          </table:table-cell>
          <table:table-cell office:value-type="string" calcext:value-type="string">
            <text:p>Cimarex Energy Co</text:p>
          </table:table-cell>
          <table:table-cell office:value-type="float" office:value="37.281" calcext:value-type="float">
            <text:p>37.281</text:p>
          </table:table-cell>
          <table:table-cell office:value-type="float" office:value="797583" calcext:value-type="float">
            <text:p>797,5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lear Secure, Inc.</text:p>
          </table:table-cell>
          <table:table-cell office:value-type="float" office:value="18.435" calcext:value-type="float">
            <text:p>18.435</text:p>
          </table:table-cell>
          <table:table-cell office:value-type="float" office:value="605203" calcext:value-type="float">
            <text:p>605,2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ZVIA</text:p>
          </table:table-cell>
          <table:table-cell office:value-type="string" calcext:value-type="string">
            <text:p>Zevia PBC</text:p>
          </table:table-cell>
          <table:table-cell office:value-type="float" office:value="36.453" calcext:value-type="float">
            <text:p>36.453</text:p>
          </table:table-cell>
          <table:table-cell office:value-type="float" office:value="349290" calcext:value-type="float">
            <text:p>349,290</text:p>
          </table:table-cell>
        </table:table-row>
        <table:table-row table:style-name="ro1" table:number-rows-repeated="10484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5T12:45:15.770324723</dc:date>
    <meta:editing-duration>PT28S</meta:editing-duration>
    <meta:editing-cycles>1</meta:editing-cycles>
    <meta:document-statistic meta:table-count="1" meta:cell-count="550" meta:object-count="0"/>
    <meta:generator>LibreOffice/6.4.7.2$Linux_X86_64 LibreOffice_project/40$Build-2</meta:generator>
  </office:meta>
</office:document-meta>
</file>